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583in" fo:margin-left="-0.075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B1" style:family="table-cell" style:data-style-name="N0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3" style:family="table-row">
      <style:table-row-properties style:min-row-height="0.2694in" style:keep-together="true" fo:keep-together="auto"/>
    </style:style>
    <style:style style:name="Table1.B4" style:family="table-cell" style:data-style-name="N37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5" style:family="table-row">
      <style:table-row-properties style:min-row-height="0.0007in" style:keep-together="true" fo:keep-together="auto"/>
    </style:style>
    <style:style style:name="P1" style:family="paragraph" style:parent-style-name="Standard">
      <style:paragraph-properties fo:margin-top="0in" fo:margin-bottom="0in" fo:line-height="115%"/>
    </style:style>
    <style:style style:name="P2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Times New Roman1" style:font-size-complex="12pt" style:font-weight-complex="bold"/>
    </style:style>
    <style:style style:name="P4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style:font-name-asian="Arial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 style:font-weight-complex="bold"/>
    </style:style>
    <style:style style:name="P10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in" fo:line-height="115%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top="0in" fo:margin-bottom="0in" fo:line-height="115%" fo:padding="0in" fo:border="none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13" style:family="paragraph" style:parent-style-name="Standard" style:master-page-name="Standard">
      <style:paragraph-properties fo:margin-top="0in" fo:margin-bottom="0in" fo:line-height="115%" fo:text-align="center" style:justify-single-word="false" style:page-number="auto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in" fo:margin-bottom="0in" fo:line-height="115%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WWNum1">
      <style:paragraph-properties fo:margin-top="0in" fo:margin-bottom="0in" fo:line-height="115%" fo:padding="0in" fo:border="none"/>
      <style:text-properties style:font-name="Times New Roman" fo:font-size="12pt" style:font-name-asian="Arial1" style:font-size-asian="12pt" style:font-name-complex="Times New Roman1" style:font-size-complex="12pt"/>
    </style:style>
    <style:style style:name="P16" style:family="paragraph" style:parent-style-name="Standard" style:list-style-name="WWNum1">
      <style:paragraph-properties fo:margin-top="0in" fo:margin-bottom="0in" fo:line-height="115%" fo:padding="0in" fo:border="none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T1" style:family="text">
      <style:text-properties style:font-name="Verdana" style:font-name-asian="Verdana" style:font-name-complex="Verdana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ug Report Template</text:p>
      <text:p text:style-name="P2"/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ID number*</text:p>
          </table:table-cell>
          <table:table-cell table:style-name="Table1.B1" office:value-type="float" office:value="3">
            <text:p text:style-name="P10">3</text:p>
          </table:table-cell>
        </table:table-row>
        <table:table-row table:style-name="Table1.1">
          <table:table-cell table:style-name="Table1.A1" office:value-type="string">
            <text:p text:style-name="P8">Title*</text:p>
          </table:table-cell>
          <table:table-cell table:style-name="Table1.A1" office:value-type="string">
            <text:p text:style-name="P10">Adaugarea a 6 produse distincte in cos nu se poate realiza</text:p>
          </table:table-cell>
        </table:table-row>
        <table:table-row table:style-name="Table1.3">
          <table:table-cell table:style-name="Table1.A1" office:value-type="string">
            <text:p text:style-name="P8">Reporter</text:p>
          </table:table-cell>
          <table:table-cell table:style-name="Table1.A1" office:value-type="string">
            <text:p text:style-name="P10">Sorin Giula</text:p>
          </table:table-cell>
        </table:table-row>
        <table:table-row table:style-name="Table1.1">
          <table:table-cell table:style-name="Table1.A1" office:value-type="string">
            <text:p text:style-name="P8">Submit Date*</text:p>
          </table:table-cell>
          <table:table-cell table:style-name="Table1.B4" office:value-type="date" office:date-value="2025-09-06">
            <text:p text:style-name="P10">09/06/25</text:p>
          </table:table-cell>
        </table:table-row>
        <table:table-row table:style-name="Table1.5">
          <table:table-cell table:style-name="Table1.A1" office:value-type="string">
            <text:p text:style-name="P8">Severity*</text:p>
          </table:table-cell>
          <table:table-cell table:style-name="Table1.A1" office:value-type="string">
            <text:p text:style-name="P10">S1</text:p>
          </table:table-cell>
        </table:table-row>
        <table:table-row table:style-name="Table1.5">
          <table:table-cell table:style-name="Table1.A1" office:value-type="string">
            <text:p text:style-name="P8">Priority*</text:p>
          </table:table-cell>
          <table:table-cell table:style-name="Table1.A1" office:value-type="string">
            <text:p text:style-name="P10">P1</text:p>
          </table:table-cell>
        </table:table-row>
      </table:table>
      <text:p text:style-name="P7"/>
      <text:p text:style-name="P4">Description:</text:p>
      <text:p text:style-name="P11">Cand se adauga 6 produse in cos , doar 3 sunt selectate pentru a fi introduse in cos</text:p>
      <text:p text:style-name="P9"/>
      <text:p text:style-name="P2"><text:s/>.</text:p>
      <text:p text:style-name="P4">Steps to reproduce*</text:p>
      <text:p text:style-name="P4"/>
      <text:list xml:id="list1884616487805899634" text:style-name="WWNum1">
        <text:list-item>
          <text:p text:style-name="P15">Se deschide website – www.saucedemo.com</text:p>
        </text:list-item>
        <text:list-item>
          <text:p text:style-name="P15">Se selecteaza user „error_user” si parola „secret_sauce”</text:p>
        </text:list-item>
        <text:list-item>
          <text:p text:style-name="P16">Se aleg 6 produse disticte pentru a fi introduse in cosul de cumparaturi</text:p>
        </text:list-item>
        <text:list-item>
          <text:p text:style-name="P16">Observam rezultatul</text:p>
        </text:list-item>
      </text:list>
      <text:p text:style-name="P12"/>
      <text:p text:style-name="P4">Expected result*</text:p>
      <text:p text:style-name="P6"><text:span text:style-name="T1">se adauga 6 produse </text:span>in cos</text:p>
      <text:p text:style-name="P5"/>
      <text:p text:style-name="P3"/>
      <text:p text:style-name="P7"/>
      <text:p text:style-name="P4">Actual result*</text:p>
      <text:p text:style-name="P4"/>
      <text:p text:style-name="P6"><text:span text:style-name="T1">Doar 3 produse se pot adauga </text:span>in cos</text:p>
      <text:p text:style-name="P11"/>
      <text:p text:style-name="P9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ro" fo:country="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 Barbusiu</meta:initial-creator>
    <dc:creator>Sorin  Giula </dc:creator>
    <meta:editing-cycles>8</meta:editing-cycles>
    <meta:creation-date>2025-05-05T17:19:00</meta:creation-date>
    <dc:date>2025-06-11T08:24:38.91</dc:date>
    <meta:editing-duration>P4DT3H21M6S</meta:editing-duration>
    <meta:generator>OpenOffice/4.1.15$Win32 OpenOffice.org_project/4115m2$Build-9813</meta:generator>
    <meta:document-statistic meta:table-count="1" meta:image-count="0" meta:object-count="0" meta:page-count="1" meta:paragraph-count="25" meta:word-count="100" meta:character-count="5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